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8be" officeooo:paragraph-rsid="0000b8be"/>
    </style:style>
    <style:style style:name="P2" style:family="paragraph" style:parent-style-name="Standard">
      <style:text-properties style:text-underline-style="solid" style:text-underline-width="auto" style:text-underline-color="font-color" officeooo:rsid="0000b8be" officeooo:paragraph-rsid="0000b8be"/>
    </style:style>
    <style:style style:name="T1" style:family="text">
      <style:text-properties officeooo:rsid="0000d675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documento está firmado por Á<text:span text:style-name="T1">ngel Cardiel</text:span>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22:39:54.572020985</meta:creation-date>
    <dc:date>2024-12-12T22:46:32.215236162</dc:date>
    <meta:editing-duration>PT6M3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7" meta:character-count="45" meta:non-whitespace-character-count="39"/>
  </office:meta>
</office:document-meta>
</file>